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2.2728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35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3453in" fo:break-before="auto" style:use-optimal-row-height="true"/>
    </style:style>
    <style:style style:name="ro12" style:family="table-row">
      <style:table-row-properties style:row-height="1.6992in" fo:break-before="auto" style:use-optimal-row-height="true"/>
    </style:style>
    <style:style style:name="ro13" style:family="table-row">
      <style:table-row-properties style:row-height="0.6354in" fo:break-before="auto" style:use-optimal-row-height="true"/>
    </style:style>
    <style:style style:name="ro14" style:family="table-row">
      <style:table-row-properties style:row-height="0.9673in" fo:break-before="auto" style:use-optimal-row-height="true"/>
    </style:style>
    <style:style style:name="ro15" style:family="table-row">
      <style:table-row-properties style:row-height="0.4972in" fo:break-before="auto" style:use-optimal-row-height="true"/>
    </style:style>
    <style:style style:name="ro16" style:family="table-row">
      <style:table-row-properties style:row-height="1.0917in" fo:break-before="auto" style:use-optimal-row-height="true"/>
    </style:style>
    <style:style style:name="ro17" style:family="table-row">
      <style:table-row-properties style:row-height="1.2437in" fo:break-before="auto" style:use-optimal-row-height="true"/>
    </style:style>
    <style:style style:name="ro18" style:family="table-row">
      <style:table-row-properties style:row-height="1.3953in" fo:break-before="auto" style:use-optimal-row-height="true"/>
    </style:style>
    <style:style style:name="ro19" style:family="table-row">
      <style:table-row-properties style:row-height="1.589in" fo:break-before="auto" style:use-optimal-row-height="true"/>
    </style:style>
    <style:style style:name="ro20" style:family="table-row">
      <style:table-row-properties style:row-height="1.8862in" fo:break-before="auto" style:use-optimal-row-height="true"/>
    </style:style>
    <style:style style:name="ro21" style:family="table-row">
      <style:table-row-properties style:row-height="0.9398in" fo:break-before="auto" style:use-optimal-row-height="true"/>
    </style:style>
    <style:style style:name="ro22" style:family="table-row">
      <style:table-row-properties style:row-height="0.7874in" fo:break-before="auto" style:use-optimal-row-height="true"/>
    </style:style>
    <style:style style:name="ro2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7" style:family="table-cell" style:parent-style-name="Heading_20_2">
      <style:table-cell-properties style:vertical-align="middle"/>
    </style:style>
    <style:style style:name="ce4" style:family="table-cell" style:parent-style-name="Default">
      <style:table-cell-properties style:vertical-align="middle"/>
    </style:style>
    <style:style style:name="ce10"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style:style style:name="ce13" style:family="table-cell" style:parent-style-name="Default">
      <style:table-cell-properties fo:wrap-option="wrap"/>
    </style:style>
    <style:style style:name="ce15" style:family="table-cell" style:parent-style-name="Default">
      <style:table-cell-properties style:text-align-source="fix" style:repeat-content="false" fo:wrap-option="no-wrap" style:vertical-align="middle"/>
      <style:paragraph-properties fo:text-align="end" fo:margin-left="0in"/>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1" office:value-type="string" calcext:value-type="string">
            <text:p>No</text:p>
          </table:table-cell>
          <table:table-cell table:style-name="ce7" office:value-type="string" calcext:value-type="string">
            <text:p>ExtEHR resource</text:p>
          </table:table-cell>
          <table:table-cell table:style-name="ce7" office:value-type="string" calcext:value-type="string">
            <text:p>ExtEHR field</text:p>
          </table:table-cell>
          <table:table-cell table:style-name="ce1" office:value-type="string" calcext:value-type="string">
            <text:p>ExtEHR #</text:p>
          </table:table-cell>
          <table:table-cell table:style-name="ce10" office:value-type="string" calcext:value-type="string">
            <text:p>ExtEHR description</text:p>
          </table:table-cell>
          <table:table-cell table:style-name="ce7" office:value-type="string" calcext:value-type="string">
            <text:p>ExtEHR type</text:p>
          </table:table-cell>
          <table:table-cell table:style-name="ce7" office:value-type="string" calcext:value-type="string">
            <text:p>Ext binding</text:p>
          </table:table-cell>
          <table:table-cell table:style-name="ce10" office:value-type="string" calcext:value-type="string">
            <text:p>ExtEHR source</text:p>
          </table:table-cell>
          <table:table-cell table:style-name="ce7" office:value-type="string" calcext:value-type="string">
            <text:p>FV</text:p>
          </table:table-cell>
          <table:table-cell table:style-name="ce10" office:value-type="string" calcext:value-type="string">
            <text:p>Mapped Resource</text:p>
          </table:table-cell>
          <table:table-cell table:style-name="ce7" office:value-type="string" calcext:value-type="string">
            <text:p>Mapped Field</text:p>
          </table:table-cell>
          <table:table-cell table:style-name="ce7" office:value-type="string" calcext:value-type="string">
            <text:p>EQ</text:p>
          </table:table-cell>
          <table:table-cell table:style-name="ce7" office:value-type="string" calcext:value-type="string">
            <text:p>Relationship</text:p>
          </table:table-cell>
          <table:table-cell table:style-name="ce7" office:value-type="string" calcext:value-type="string">
            <text:p>Ref type</text:p>
          </table:table-cell>
          <table:table-cell table:style-name="ce7" office:value-type="string" calcext:value-type="string">
            <text:p>Modeling</text:p>
          </table:table-cell>
          <table:table-cell table:style-name="ce7"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number-columns-repeated="16376"/>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5"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number-columns-repeated="16376"/>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number-columns-repeated="16376"/>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number-columns-repeated="16376"/>
        </table:table-row>
        <table:table-row table:style-name="ro6"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number-columns-repeated="16376"/>
        </table:table-row>
        <table:table-row table:style-name="ro7"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number-columns-repeated="16376"/>
        </table:table-row>
        <table:table-row table:style-name="ro6"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office:value-type="string" calcext:value-type="string">
            <text:p>http://hl7.eu/fhir/base/StructureDefinition/Address-eu</text:p>
          </table:table-cell>
          <table:table-cell table:number-columns-repeated="16374"/>
        </table:table-row>
        <table:table-row table:style-name="ro6"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7"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6"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6"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6"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number-columns-repeated="3"/>
          <table:table-cell office:value-type="string" calcext:value-type="string">
            <text:p>EQ</text:p>
          </table:table-cell>
          <table:table-cell table:number-columns-repeated="16372"/>
        </table:table-row>
        <table:table-row table:style-name="ro6"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number-columns-repeated="3"/>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16379"/>
        </table:table-row>
        <table:table-row table:style-name="ro9"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7"/>
          <table:table-cell office:value-type="string" calcext:value-type="string">
            <text:p>EQ</text:p>
          </table:table-cell>
          <table:table-cell table:number-columns-repeated="16372"/>
        </table:table-row>
        <table:table-row table:style-name="ro9"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16380"/>
        </table:table-row>
        <table:table-row table:style-name="ro9"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16380"/>
        </table:table-row>
        <table:table-row table:style-name="ro9"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16380"/>
        </table:table-row>
        <table:table-row table:style-name="ro9"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16380"/>
        </table:table-row>
        <table:table-row table:style-name="ro9"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16380"/>
        </table:table-row>
        <table:table-row table:style-name="ro9"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16379"/>
        </table:table-row>
        <table:table-row table:style-name="ro9"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number-columns-repeated="16376"/>
        </table:table-row>
        <table:table-row table:style-name="ro7"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number-columns-repeated="16376"/>
        </table:table-row>
        <table:table-row table:style-name="ro9"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number-columns-repeated="16376"/>
        </table:table-row>
        <table:table-row table:style-name="ro9"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number-columns-repeated="16376"/>
        </table:table-row>
        <table:table-row table:style-name="ro7"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number-columns-repeated="16376"/>
        </table:table-row>
        <table:table-row table:style-name="ro6"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number-columns-repeated="16376"/>
        </table:table-row>
        <table:table-row table:style-name="ro6"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number-columns-repeated="16376"/>
        </table:table-row>
        <table:table-row table:style-name="ro6"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number-columns-repeated="16376"/>
        </table:table-row>
        <table:table-row table:style-name="ro9"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number-columns-repeated="16376"/>
        </table:table-row>
        <table:table-row table:style-name="ro6"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number-columns-repeated="16376"/>
        </table:table-row>
        <table:table-row table:style-name="ro7"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number-columns-repeated="16376"/>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number-columns-repeated="16376"/>
        </table:table-row>
        <table:table-row table:style-name="ro9"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number-columns-repeated="16376"/>
        </table:table-row>
        <table:table-row table:style-name="ro6"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number-columns-repeated="16376"/>
        </table:table-row>
        <table:table-row table:style-name="ro9"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number-columns-repeated="16376"/>
        </table:table-row>
        <table:table-row table:style-name="ro6"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number-columns-repeated="16376"/>
        </table:table-row>
        <table:table-row table:style-name="ro7"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number-columns-repeated="16376"/>
        </table:table-row>
        <table:table-row table:style-name="ro7"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number-columns-repeated="16376"/>
        </table:table-row>
        <table:table-row table:style-name="ro7"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number-columns-repeated="16376"/>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number-columns-repeated="16376"/>
        </table:table-row>
        <table:table-row table:style-name="ro7"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number-columns-repeated="16376"/>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number-columns-repeated="16376"/>
        </table:table-row>
        <table:table-row table:style-name="ro7"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number-columns-repeated="16376"/>
        </table:table-row>
        <table:table-row table:style-name="ro7"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number-columns-repeated="16376"/>
        </table:table-row>
        <table:table-row table:style-name="ro6"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number-columns-repeated="16376"/>
        </table:table-row>
        <table:table-row table:style-name="ro6"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number-columns-repeated="16376"/>
        </table:table-row>
        <table:table-row table:style-name="ro9"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number-columns-repeated="16376"/>
        </table:table-row>
        <table:table-row table:style-name="ro10"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number-columns-repeated="16376"/>
        </table:table-row>
        <table:table-row table:style-name="ro7"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number-columns-repeated="16376"/>
        </table:table-row>
        <table:table-row table:style-name="ro6"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number-columns-repeated="16376"/>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number-columns-repeated="16376"/>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number-columns-repeated="16376"/>
        </table:table-row>
        <table:table-row table:style-name="ro6"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number-columns-repeated="16376"/>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number-columns-repeated="16376"/>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number-columns-repeated="16376"/>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number-columns-repeated="16376"/>
        </table:table-row>
        <table:table-row table:style-name="ro6"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number-columns-repeated="16376"/>
        </table:table-row>
        <table:table-row table:style-name="ro6"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number-columns-repeated="16376"/>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number-columns-repeated="16376"/>
        </table:table-row>
        <table:table-row table:style-name="ro6"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number-columns-repeated="16376"/>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number-columns-repeated="16376"/>
        </table:table-row>
        <table:table-row table:style-name="ro6"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number-columns-repeated="16376"/>
        </table:table-row>
        <table:table-row table:style-name="ro7"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number-columns-repeated="16376"/>
        </table:table-row>
        <table:table-row table:style-name="ro6"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number-columns-repeated="16376"/>
        </table:table-row>
        <table:table-row table:style-name="ro6"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number-columns-repeated="16376"/>
        </table:table-row>
        <table:table-row table:style-name="ro6"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number-columns-repeated="16376"/>
        </table:table-row>
        <table:table-row table:style-name="ro6"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number-columns-repeated="16376"/>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office:value-type="string" calcext:value-type="string">
            <text:p>http://hl7.org/fhir/StructureDefinition/Attachment</text:p>
          </table:table-cell>
          <table:table-cell table:number-columns-repeated="16374"/>
        </table:table-row>
        <table:table-row table:style-name="ro6"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office:value-type="string" calcext:value-type="string">
            <text:p>http://hl7.org/fhir/StructureDefinition/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16371"/>
        </table:table-row>
        <table:table-row table:style-name="ro6"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office:value-type="string" calcext:value-type="string">
            <text:p>http://hl7.org/fhir/StructureDefinition/Attachment</text:p>
          </table:table-cell>
          <table:table-cell office:value-type="string" calcext:value-type="string">
            <text:p>language</text:p>
          </table:table-cell>
          <table:table-cell office:value-type="string" calcext:value-type="string">
            <text:p>EQ</text:p>
          </table:table-cell>
          <table:table-cell table:number-columns-repeated="16372"/>
        </table:table-row>
        <table:table-row table:style-name="ro6"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office:value-type="string" calcext:value-type="string">
            <text:p>http://hl7.org/fhir/StructureDefinition/Attachment</text:p>
          </table:table-cell>
          <table:table-cell office:value-type="string" calcext:value-type="string">
            <text:p>data</text:p>
          </table:table-cell>
          <table:table-cell office:value-type="string" calcext:value-type="string">
            <text:p>EQ</text:p>
          </table:table-cell>
          <table:table-cell table:number-columns-repeated="16372"/>
        </table:table-row>
        <table:table-row table:style-name="ro6"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office:value-type="string" calcext:value-type="string">
            <text:p>http://hl7.org/fhir/StructureDefinition/Attachment</text:p>
          </table:table-cell>
          <table:table-cell office:value-type="string" calcext:value-type="string">
            <text:p>url</text:p>
          </table:table-cell>
          <table:table-cell office:value-type="string" calcext:value-type="string">
            <text:p>EQ</text:p>
          </table:table-cell>
          <table:table-cell table:number-columns-repeated="16372"/>
        </table:table-row>
        <table:table-row table:style-name="ro6"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office:value-type="string" calcext:value-type="string">
            <text:p>http://hl7.org/fhir/StructureDefinition/Attachment</text:p>
          </table:table-cell>
          <table:table-cell office:value-type="string" calcext:value-type="string">
            <text:p>size</text:p>
          </table:table-cell>
          <table:table-cell office:value-type="string" calcext:value-type="string">
            <text:p>EQ</text:p>
          </table:table-cell>
          <table:table-cell table:number-columns-repeated="16372"/>
        </table:table-row>
        <table:table-row table:style-name="ro6"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office:value-type="string" calcext:value-type="string">
            <text:p>http://hl7.org/fhir/StructureDefinition/Attachment</text:p>
          </table:table-cell>
          <table:table-cell office:value-type="string" calcext:value-type="string">
            <text:p>hash</text:p>
          </table:table-cell>
          <table:table-cell office:value-type="string" calcext:value-type="string">
            <text:p>EQ</text:p>
          </table:table-cell>
          <table:table-cell table:number-columns-repeated="16372"/>
        </table:table-row>
        <table:table-row table:style-name="ro6"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office:value-type="string" calcext:value-type="string">
            <text:p>http://hl7.org/fhir/StructureDefinition/Attachment</text:p>
          </table:table-cell>
          <table:table-cell office:value-type="string" calcext:value-type="string">
            <text:p>title</text:p>
          </table:table-cell>
          <table:table-cell office:value-type="string" calcext:value-type="string">
            <text:p>EQ</text:p>
          </table:table-cell>
          <table:table-cell table:number-columns-repeated="16372"/>
        </table:table-row>
        <table:table-row table:style-name="ro6"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office:value-type="string" calcext:value-type="string">
            <text:p>http://hl7.org/fhir/StructureDefinition/Attachment</text:p>
          </table:table-cell>
          <table:table-cell office:value-type="string" calcext:value-type="string">
            <text:p>creation</text:p>
          </table:table-cell>
          <table:table-cell office:value-type="string" calcext:value-type="string">
            <text:p>EQ</text:p>
          </table:table-cell>
          <table:table-cell table:number-columns-repeated="16372"/>
        </table:table-row>
        <table:table-row table:style-name="ro6"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office:value-type="string" calcext:value-type="string">
            <text:p>http://hl7.org/fhir/StructureDefinition/Attachment</text:p>
          </table:table-cell>
          <table:table-cell office:value-type="string" calcext:value-type="string">
            <text:p>height</text:p>
          </table:table-cell>
          <table:table-cell office:value-type="string" calcext:value-type="string">
            <text:p>EQ</text:p>
          </table:table-cell>
          <table:table-cell table:number-columns-repeated="16372"/>
        </table:table-row>
        <table:table-row table:style-name="ro6"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office:value-type="string" calcext:value-type="string">
            <text:p>http://hl7.org/fhir/StructureDefinition/Attachment</text:p>
          </table:table-cell>
          <table:table-cell office:value-type="string" calcext:value-type="string">
            <text:p>width</text:p>
          </table:table-cell>
          <table:table-cell office:value-type="string" calcext:value-type="string">
            <text:p>EQ</text:p>
          </table:table-cell>
          <table:table-cell table:number-columns-repeated="16372"/>
        </table:table-row>
        <table:table-row table:style-name="ro6"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office:value-type="string" calcext:value-type="string">
            <text:p>http://hl7.org/fhir/StructureDefinition/Attachment</text:p>
          </table:table-cell>
          <table:table-cell office:value-type="string" calcext:value-type="string">
            <text:p>frames</text:p>
          </table:table-cell>
          <table:table-cell office:value-type="string" calcext:value-type="string">
            <text:p>EQ</text:p>
          </table:table-cell>
          <table:table-cell table:number-columns-repeated="16372"/>
        </table:table-row>
        <table:table-row table:style-name="ro6"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office:value-type="string" calcext:value-type="string">
            <text:p>http://hl7.org/fhir/StructureDefinition/Attachment</text:p>
          </table:table-cell>
          <table:table-cell office:value-type="string" calcext:value-type="string">
            <text:p>duration</text:p>
          </table:table-cell>
          <table:table-cell office:value-type="string" calcext:value-type="string">
            <text:p>EQ</text:p>
          </table:table-cell>
          <table:table-cell table:number-columns-repeated="16372"/>
        </table:table-row>
        <table:table-row table:style-name="ro6"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number-columns-repeated="16376"/>
        </table:table-row>
        <table:table-row table:style-name="ro6"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number-columns-repeated="16376"/>
        </table:table-row>
        <table:table-row table:style-name="ro9"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number-columns-repeated="16376"/>
        </table:table-row>
        <table:table-row table:style-name="ro9"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number-columns-repeated="16376"/>
        </table:table-row>
        <table:table-row table:style-name="ro11">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office:value-type="string" calcext:value-type="string">
            <text:p>CareplanEu</text:p>
          </table:table-cell>
          <table:table-cell table:number-columns-repeated="16374"/>
        </table:table-row>
        <table:table-row table:style-name="ro9">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office:value-type="string" calcext:value-type="string">
            <text:p>Carepla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3">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office:value-type="string" calcext:value-type="string">
            <text:p>CareplanEu</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3">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office:value-type="string" calcext:value-type="string">
            <text:p>CareplanEu</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16371"/>
        </table:table-row>
        <table:table-row table:style-name="ro9">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9">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office:value-type="string" calcext:value-type="string">
            <text:p>CareplanEu</text:p>
          </table:table-cell>
          <table:table-cell office:value-type="string" calcext:value-type="string">
            <text:p>title.extension[<text:a xlink:href="http://hl7.org/fhir/StructureDefinition/rendering-xhtml" xlink:type="simple">http://hl7.org/fhir/StructureDefinition/rendering-xhtml</text:a>]</text:p>
          </table:table-cell>
          <table:table-cell table:number-columns-repeated="16373"/>
        </table:table-row>
        <table:table-row table:style-name="ro11">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16371"/>
        </table:table-row>
        <table:table-row table:style-name="ro11">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office:value-type="string" calcext:value-type="string">
            <text:p>CareplanEu</text:p>
          </table:table-cell>
          <table:table-cell office:value-type="string" calcext:value-type="string">
            <text:p>description.extension[<text:a xlink:href="http://hl7.org/fhir/StructureDefinition/rendering-xhtml" xlink:type="simple">http://hl7.org/fhir/StructureDefinition/rendering-xhtml</text:a>]</text:p>
          </table:table-cell>
          <table:table-cell table:number-columns-repeated="16373"/>
        </table:table-row>
        <table:table-row table:style-name="ro11">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office:value-type="string" calcext:value-type="string">
            <text:p>CareplanEu</text:p>
          </table:table-cell>
          <table:table-cell office:value-type="string" calcext:value-type="string">
            <text:p>subject</text:p>
          </table:table-cell>
          <table:table-cell table:number-columns-repeated="2"/>
          <table:table-cell office:value-type="string" calcext:value-type="string">
            <text:p>http://hl7.eu/fhir/base/StructureDefinition/patient-eu</text:p>
          </table:table-cell>
          <table:table-cell table:number-columns-repeated="16370"/>
        </table:table-row>
        <table:table-row table:style-name="ro11">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office:value-type="string" calcext:value-type="string">
            <text:p>CareplanEu</text:p>
          </table:table-cell>
          <table:table-cell office:value-type="string" calcext:value-type="string">
            <text:p>period</text:p>
          </table:table-cell>
          <table:table-cell table:number-columns-repeated="16373"/>
        </table:table-row>
        <table:table-row table:style-name="ro7">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office:value-type="string" calcext:value-type="string">
            <text:p>CareplanEu</text:p>
          </table:table-cell>
          <table:table-cell office:value-type="string" calcext:value-type="string">
            <text:p>custodian</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3">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office:value-type="string" calcext:value-type="string">
            <text:p>CareplanEu</text:p>
          </table:table-cell>
          <table:table-cell office:value-type="string" calcext:value-type="string">
            <text:p>contributor</text:p>
          </table:table-cell>
          <table:table-cell table:number-columns-repeated="2"/>
          <table:table-cell office:value-type="string" calcext:value-type="string">
            <text:p><text:a xlink:href="http://hl7.eu/fhir/base/StructureDefinition/practitionerRole-eu" xlink:type="simple">http://hl7.eu/fhir/base/StructureDefinition/practitionerRole-eu</text:a></text:p>
          </table:table-cell>
          <table:table-cell table:number-columns-repeated="16370"/>
        </table:table-row>
        <table:table-row table:style-name="ro7">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number-columns-repeated="16376"/>
        </table:table-row>
        <table:table-row table:style-name="ro11">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office:value-type="string" calcext:value-type="string">
            <text:p>CareplanEu</text:p>
          </table:table-cell>
          <table:table-cell table:style-name="ce6" office:value-type="string" calcext:value-type="string">
            <text:p>goal</text:p>
          </table:table-cell>
          <table:table-cell/>
          <table:table-cell office:value-type="string" calcext:value-type="string">
            <text:p>http://hl7.org/fhir/StructureDefinition/Goal</text:p>
          </table:table-cell>
          <table:table-cell office:value-type="string" calcext:value-type="string">
            <text:p>EuGoal</text:p>
          </table:table-cell>
          <table:table-cell table:number-columns-repeated="16370"/>
        </table:table-row>
        <table:table-row table:style-name="ro11">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office:value-type="string" calcext:value-type="string">
            <text:p>CareplanEu</text:p>
          </table:table-cell>
          <table:table-cell table:style-name="ce6" office:value-type="string" calcext:value-type="string">
            <text:p>activity</text:p>
          </table:table-cell>
          <table:table-cell table:number-columns-repeated="16373"/>
        </table:table-row>
        <table:table-row table:style-name="ro11">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office:value-type="string" calcext:value-type="string">
            <text:p>CareplanEu</text:p>
          </table:table-cell>
          <table:table-cell office:value-type="string" calcext:value-type="string">
            <text:p>note</text:p>
          </table:table-cell>
          <table:table-cell table:number-columns-repeated="16373"/>
        </table:table-row>
        <table:table-row table:style-name="ro11"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number-columns-repeated="16376"/>
        </table:table-row>
        <table:table-row table:style-name="ro9"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number-columns-repeated="16376"/>
        </table:table-row>
        <table:table-row table:style-name="ro9"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number-columns-repeated="16376"/>
        </table:table-row>
        <table:table-row table:style-name="ro9"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number-columns-repeated="16376"/>
        </table:table-row>
        <table:table-row table:style-name="ro9"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number-columns-repeated="16376"/>
        </table:table-row>
        <table:table-row table:style-name="ro9"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number-columns-repeated="16376"/>
        </table:table-row>
        <table:table-row table:style-name="ro7"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number-columns-repeated="16376"/>
        </table:table-row>
        <table:table-row table:style-name="ro9"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number-columns-repeated="16376"/>
        </table:table-row>
        <table:table-row table:style-name="ro9"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number-columns-repeated="16376"/>
        </table:table-row>
        <table:table-row table:style-name="ro11"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number-columns-repeated="16376"/>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number-columns-repeated="16376"/>
        </table:table-row>
        <table:table-row table:style-name="ro7"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number-columns-repeated="16376"/>
        </table:table-row>
        <table:table-row table:style-name="ro9"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number-columns-repeated="16376"/>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number-columns-repeated="16376"/>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number-columns-repeated="16376"/>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number-columns-repeated="16376"/>
        </table:table-row>
        <table:table-row table:style-name="ro6"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number-columns-repeated="16376"/>
        </table:table-row>
        <table:table-row table:style-name="ro11"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number-columns-repeated="16376"/>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number-columns-repeated="16376"/>
        </table:table-row>
        <table:table-row table:style-name="ro9"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7"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number-columns-repeated="16376"/>
        </table:table-row>
        <table:table-row table:style-name="ro9"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number-columns-repeated="16376"/>
        </table:table-row>
        <table:table-row table:style-name="ro9"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number-columns-repeated="16376"/>
        </table:table-row>
        <table:table-row table:style-name="ro11"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number-columns-repeated="16376"/>
        </table:table-row>
        <table:table-row table:style-name="ro9"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number-columns-repeated="16376"/>
        </table:table-row>
        <table:table-row table:style-name="ro11"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number-columns-repeated="16376"/>
        </table:table-row>
        <table:table-row table:style-name="ro9"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number-columns-repeated="16376"/>
        </table:table-row>
        <table:table-row table:style-name="ro11"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number-columns-repeated="16376"/>
        </table:table-row>
        <table:table-row table:style-name="ro1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number-columns-repeated="16376"/>
        </table:table-row>
        <table:table-row table:style-name="ro11"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number-columns-repeated="16376"/>
        </table:table-row>
        <table:table-row table:style-name="ro11"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number-columns-repeated="16376"/>
        </table:table-row>
        <table:table-row table:style-name="ro1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number-columns-repeated="16376"/>
        </table:table-row>
        <table:table-row table:style-name="ro11"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number-columns-repeated="16376"/>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number-columns-repeated="16376"/>
        </table:table-row>
        <table:table-row table:style-name="ro9"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number-columns-repeated="16376"/>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number-columns-repeated="16376"/>
        </table:table-row>
        <table:table-row table:style-name="ro7"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number-columns-repeated="16376"/>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number-columns-repeated="16376"/>
        </table:table-row>
        <table:table-row table:style-name="ro11"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number-columns-repeated="16376"/>
        </table:table-row>
        <table:table-row table:style-name="ro9"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number-columns-repeated="16376"/>
        </table:table-row>
        <table:table-row table:style-name="ro7"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number-columns-repeated="16376"/>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number-columns-repeated="16376"/>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number-columns-repeated="16376"/>
        </table:table-row>
        <table:table-row table:style-name="ro9"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number-columns-repeated="16376"/>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number-columns-repeated="16376"/>
        </table:table-row>
        <table:table-row table:style-name="ro11"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number-columns-repeated="16376"/>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number-columns-repeated="16376"/>
        </table:table-row>
        <table:table-row table:style-name="ro9"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number-columns-repeated="16376"/>
        </table:table-row>
        <table:table-row table:style-name="ro11"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number-columns-repeated="16376"/>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number-columns-repeated="16376"/>
        </table:table-row>
        <table:table-row table:style-name="ro9"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number-columns-repeated="16376"/>
        </table:table-row>
        <table:table-row table:style-name="ro6"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number-columns-repeated="16376"/>
        </table:table-row>
        <table:table-row table:style-name="ro11"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number-columns-repeated="16376"/>
        </table:table-row>
        <table:table-row table:style-name="ro11"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number-columns-repeated="16376"/>
        </table:table-row>
        <table:table-row table:style-name="ro11"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number-columns-repeated="16376"/>
        </table:table-row>
        <table:table-row table:style-name="ro9"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number-columns-repeated="16376"/>
        </table:table-row>
        <table:table-row table:style-name="ro9"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number-columns-repeated="16376"/>
        </table:table-row>
        <table:table-row table:style-name="ro11"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number-columns-repeated="16376"/>
        </table:table-row>
        <table:table-row table:style-name="ro9"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9"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number-columns-repeated="16376"/>
        </table:table-row>
        <table:table-row table:style-name="ro9"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number-columns-repeated="16376"/>
        </table:table-row>
        <table:table-row table:style-name="ro7"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number-columns-repeated="16376"/>
        </table:table-row>
        <table:table-row table:style-name="ro9"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number-columns-repeated="16376"/>
        </table:table-row>
        <table:table-row table:style-name="ro9"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number-columns-repeated="16376"/>
        </table:table-row>
        <table:table-row table:style-name="ro11"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number-columns-repeated="16376"/>
        </table:table-row>
        <table:table-row table:style-name="ro14"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number-columns-repeated="16376"/>
        </table:table-row>
        <table:table-row table:style-name="ro11"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number-columns-repeated="16376"/>
        </table:table-row>
        <table:table-row table:style-name="ro11"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number-columns-repeated="16376"/>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number-columns-repeated="16376"/>
        </table:table-row>
        <table:table-row table:style-name="ro11"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number-columns-repeated="16376"/>
        </table:table-row>
        <table:table-row table:style-name="ro11"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number-columns-repeated="16376"/>
        </table:table-row>
        <table:table-row table:style-name="ro9"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number-columns-repeated="16376"/>
        </table:table-row>
        <table:table-row table:style-name="ro9"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number-columns-repeated="16376"/>
        </table:table-row>
        <table:table-row table:style-name="ro11"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number-columns-repeated="16376"/>
        </table:table-row>
        <table:table-row table:style-name="ro10"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number-columns-repeated="16376"/>
        </table:table-row>
        <table:table-row table:style-name="ro9"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1"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1"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1"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1"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1"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1"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1"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number-columns-repeated="16376"/>
        </table:table-row>
        <table:table-row table:style-name="ro11"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1"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1"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4"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number-columns-repeated="16376"/>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number-columns-repeated="16376"/>
        </table:table-row>
        <table:table-row table:style-name="ro9"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number-columns-repeated="16376"/>
        </table:table-row>
        <table:table-row table:style-name="ro11"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number-columns-repeated="16376"/>
        </table:table-row>
        <table:table-row table:style-name="ro9"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number-columns-repeated="16376"/>
        </table:table-row>
        <table:table-row table:style-name="ro11"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number-columns-repeated="16376"/>
        </table:table-row>
        <table:table-row table:style-name="ro11"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number-columns-repeated="16376"/>
        </table:table-row>
        <table:table-row table:style-name="ro11"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number-columns-repeated="16376"/>
        </table:table-row>
        <table:table-row table:style-name="ro11"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number-columns-repeated="16376"/>
        </table:table-row>
        <table:table-row table:style-name="ro5"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5"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number-columns-repeated="16376"/>
        </table:table-row>
        <table:table-row table:style-name="ro11"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number-columns-repeated="16376"/>
        </table:table-row>
        <table:table-row table:style-name="ro9"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number-columns-repeated="16376"/>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number-columns-repeated="16376"/>
        </table:table-row>
        <table:table-row table:style-name="ro9"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number-columns-repeated="16376"/>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number-columns-repeated="16376"/>
        </table:table-row>
        <table:table-row table:style-name="ro9"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number-columns-repeated="16376"/>
        </table:table-row>
        <table:table-row table:style-name="ro9"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number-columns-repeated="16376"/>
        </table:table-row>
        <table:table-row table:style-name="ro6"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number-columns-repeated="16376"/>
        </table:table-row>
        <table:table-row table:style-name="ro9"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number-columns-repeated="16376"/>
        </table:table-row>
        <table:table-row table:style-name="ro9"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number-columns-repeated="16376"/>
        </table:table-row>
        <table:table-row table:style-name="ro11"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number-columns-repeated="16376"/>
        </table:table-row>
        <table:table-row table:style-name="ro11"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number-columns-repeated="16376"/>
        </table:table-row>
        <table:table-row table:style-name="ro11"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number-columns-repeated="16376"/>
        </table:table-row>
        <table:table-row table:style-name="ro11"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number-columns-repeated="16376"/>
        </table:table-row>
        <table:table-row table:style-name="ro11"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number-columns-repeated="16376"/>
        </table:table-row>
        <table:table-row table:style-name="ro9"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number-columns-repeated="16376"/>
        </table:table-row>
        <table:table-row table:style-name="ro11"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number-columns-repeated="16376"/>
        </table:table-row>
        <table:table-row table:style-name="ro11"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number-columns-repeated="16376"/>
        </table:table-row>
        <table:table-row table:style-name="ro9"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number-columns-repeated="16376"/>
        </table:table-row>
        <table:table-row table:style-name="ro11"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number-columns-repeated="16376"/>
        </table:table-row>
        <table:table-row table:style-name="ro9"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number-columns-repeated="16376"/>
        </table:table-row>
        <table:table-row table:style-name="ro11"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number-columns-repeated="16376"/>
        </table:table-row>
        <table:table-row table:style-name="ro11"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number-columns-repeated="16376"/>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number-columns-repeated="16376"/>
        </table:table-row>
        <table:table-row table:style-name="ro9"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number-columns-repeated="16376"/>
        </table:table-row>
        <table:table-row table:style-name="ro9"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number-columns-repeated="16376"/>
        </table:table-row>
        <table:table-row table:style-name="ro9"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number-columns-repeated="16376"/>
        </table:table-row>
        <table:table-row table:style-name="ro9"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number-columns-repeated="16376"/>
        </table:table-row>
        <table:table-row table:style-name="ro9"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number-columns-repeated="16376"/>
        </table:table-row>
        <table:table-row table:style-name="ro9"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number-columns-repeated="16376"/>
        </table:table-row>
        <table:table-row table:style-name="ro9"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number-columns-repeated="16376"/>
        </table:table-row>
        <table:table-row table:style-name="ro11"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number-columns-repeated="16376"/>
        </table:table-row>
        <table:table-row table:style-name="ro11"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number-columns-repeated="16376"/>
        </table:table-row>
        <table:table-row table:style-name="ro11"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number-columns-repeated="16376"/>
        </table:table-row>
        <table:table-row table:style-name="ro11"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9"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1"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1"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1"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1"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1"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1"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1"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1"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1"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1"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1"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1"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1"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number-columns-repeated="16376"/>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number-columns-repeated="16376"/>
        </table:table-row>
        <table:table-row table:style-name="ro7"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number-columns-repeated="16376"/>
        </table:table-row>
        <table:table-row table:style-name="ro7"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number-columns-repeated="16376"/>
        </table:table-row>
        <table:table-row table:style-name="ro11"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number-columns-repeated="16376"/>
        </table:table-row>
        <table:table-row table:style-name="ro11"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number-columns-repeated="16376"/>
        </table:table-row>
        <table:table-row table:style-name="ro11"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number-columns-repeated="16376"/>
        </table:table-row>
        <table:table-row table:style-name="ro11"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number-columns-repeated="16376"/>
        </table:table-row>
        <table:table-row table:style-name="ro11"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number-columns-repeated="16376"/>
        </table:table-row>
        <table:table-row table:style-name="ro7"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number-columns-repeated="16376"/>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number-columns-repeated="16376"/>
        </table:table-row>
        <table:table-row table:style-name="ro11"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number-columns-repeated="16376"/>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number-columns-repeated="16376"/>
        </table:table-row>
        <table:table-row table:style-name="ro11"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number-columns-repeated="16376"/>
        </table:table-row>
        <table:table-row table:style-name="ro11"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5"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number-columns-repeated="16376"/>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number-columns-repeated="16376"/>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number-columns-repeated="16376"/>
        </table:table-row>
        <table:table-row table:style-name="ro11"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number-columns-repeated="16376"/>
        </table:table-row>
        <table:table-row table:style-name="ro11"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number-columns-repeated="16376"/>
        </table:table-row>
        <table:table-row table:style-name="ro11"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number-columns-repeated="16376"/>
        </table:table-row>
        <table:table-row table:style-name="ro11"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number-columns-repeated="16376"/>
        </table:table-row>
        <table:table-row table:style-name="ro11"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number-columns-repeated="16376"/>
        </table:table-row>
        <table:table-row table:style-name="ro9"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number-columns-repeated="16376"/>
        </table:table-row>
        <table:table-row table:style-name="ro10"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number-columns-repeated="16376"/>
        </table:table-row>
        <table:table-row table:style-name="ro9"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number-columns-repeated="16376"/>
        </table:table-row>
        <table:table-row table:style-name="ro11"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number-columns-repeated="16376"/>
        </table:table-row>
        <table:table-row table:style-name="ro11"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number-columns-repeated="16376"/>
        </table:table-row>
        <table:table-row table:style-name="ro9"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number-columns-repeated="16376"/>
        </table:table-row>
        <table:table-row table:style-name="ro9"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number-columns-repeated="16376"/>
        </table:table-row>
        <table:table-row table:style-name="ro11"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number-columns-repeated="16376"/>
        </table:table-row>
        <table:table-row table:style-name="ro9"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number-columns-repeated="16376"/>
        </table:table-row>
        <table:table-row table:style-name="ro6">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number-columns-repeated="16376"/>
        </table:table-row>
        <table:table-row table:style-name="ro9"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number-columns-repeated="16376"/>
        </table:table-row>
        <table:table-row table:style-name="ro15"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11"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7"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10"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10"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5"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5"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ty</text:p>
          </table:table-cell>
          <table:table-cell table:number-columns-repeated="16373"/>
        </table:table-row>
        <table:table-row table:style-name="ro11"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number-columns-repeated="16376"/>
        </table:table-row>
        <table:table-row table:style-name="ro9"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number-columns-repeated="16376"/>
        </table:table-row>
        <table:table-row table:style-name="ro3"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office:value-type="string" calcext:value-type="string">
            <text:p>ImDiagnosticReport</text:p>
          </table:table-cell>
          <table:table-cell office:value-type="string" calcext:value-type="string">
            <text:p>presentedForm</text:p>
          </table:table-cell>
          <table:table-cell table:number-columns-repeated="16373"/>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used as inpu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table:number-columns-repeated="16371"/>
        </table:table-row>
        <table:table-row table:style-name="ro9"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4"/>
          <table:table-cell office:value-type="string" calcext:value-type="string">
            <text:p>When generated as part of the report</text:p>
          </table:table-cell>
          <table:table-cell office:value-type="string" calcext:value-type="string">
            <text:p>DocumentReference</text:p>
          </table:table-cell>
          <table:table-cell table:number-columns-repeated="16370"/>
        </table:table-row>
        <table:table-row table:style-name="ro11"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number-columns-repeated="16376"/>
        </table:table-row>
        <table:table-row table:style-name="ro9"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6"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number-columns-repeated="16376"/>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11"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11"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7"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1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11"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11"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number-columns-repeated="16376"/>
        </table:table-row>
        <table:table-row table:style-name="ro9"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number-columns-repeated="16376"/>
        </table:table-row>
        <table:table-row table:style-name="ro9"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number-columns-repeated="16376"/>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number-columns-repeated="16376"/>
        </table:table-row>
        <table:table-row table:style-name="ro9"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8"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number-columns-repeated="16376"/>
        </table:table-row>
        <table:table-row table:style-name="ro11"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number-columns-repeated="16376"/>
        </table:table-row>
        <table:table-row table:style-name="ro11"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number-columns-repeated="16376"/>
        </table:table-row>
        <table:table-row table:style-name="ro19"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number-columns-repeated="16376"/>
        </table:table-row>
        <table:table-row table:style-name="ro11"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number-columns-repeated="16376"/>
        </table:table-row>
        <table:table-row table:style-name="ro11"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number-columns-repeated="16376"/>
        </table:table-row>
        <table:table-row table:style-name="ro11"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number-columns-repeated="16376"/>
        </table:table-row>
        <table:table-row table:style-name="ro7"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number-columns-repeated="16376"/>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number-columns-repeated="16376"/>
        </table:table-row>
        <table:table-row table:style-name="ro7"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number-columns-repeated="16376"/>
        </table:table-row>
        <table:table-row table:style-name="ro20"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number-columns-repeated="16376"/>
        </table:table-row>
        <table:table-row table:style-name="ro11"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number-columns-repeated="16376"/>
        </table:table-row>
        <table:table-row table:style-name="ro9"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number-columns-repeated="16376"/>
        </table:table-row>
        <table:table-row table:style-name="ro6"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number-columns-repeated="16376"/>
        </table:table-row>
        <table:table-row table:style-name="ro11"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number-columns-repeated="16376"/>
        </table:table-row>
        <table:table-row table:style-name="ro7"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number-columns-repeated="16376"/>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number-columns-repeated="16376"/>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number-columns-repeated="16376"/>
        </table:table-row>
        <table:table-row table:style-name="ro11"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number-columns-repeated="16376"/>
        </table:table-row>
        <table:table-row table:style-name="ro9"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number-columns-repeated="16376"/>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number-columns-repeated="16376"/>
        </table:table-row>
        <table:table-row table:style-name="ro9"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number-columns-repeated="16376"/>
        </table:table-row>
        <table:table-row table:style-name="ro9"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number-columns-repeated="16376"/>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number-columns-repeated="16376"/>
        </table:table-row>
        <table:table-row table:style-name="ro9"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number-columns-repeated="16376"/>
        </table:table-row>
        <table:table-row table:style-name="ro11"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number-columns-repeated="16376"/>
        </table:table-row>
        <table:table-row table:style-name="ro11"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number-columns-repeated="16376"/>
        </table:table-row>
        <table:table-row table:style-name="ro9"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number-columns-repeated="16376"/>
        </table:table-row>
        <table:table-row table:style-name="ro11"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number-columns-repeated="16376"/>
        </table:table-row>
        <table:table-row table:style-name="ro11"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number-columns-repeated="16376"/>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number-columns-repeated="16376"/>
        </table:table-row>
        <table:table-row table:style-name="ro11"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number-columns-repeated="16376"/>
        </table:table-row>
        <table:table-row table:style-name="ro11"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number-columns-repeated="16376"/>
        </table:table-row>
        <table:table-row table:style-name="ro11"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number-columns-repeated="16376"/>
        </table:table-row>
        <table:table-row table:style-name="ro11"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number-columns-repeated="16376"/>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number-columns-repeated="16376"/>
        </table:table-row>
        <table:table-row table:style-name="ro13"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number-columns-repeated="16376"/>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number-columns-repeated="16376"/>
        </table:table-row>
        <table:table-row table:style-name="ro11"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number-columns-repeated="16376"/>
        </table:table-row>
        <table:table-row table:style-name="ro9"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4"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number-columns-repeated="16376"/>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number-columns-repeated="16376"/>
        </table:table-row>
        <table:table-row table:style-name="ro11"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number-columns-repeated="16376"/>
        </table:table-row>
        <table:table-row table:style-name="ro10"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number-columns-repeated="16376"/>
        </table:table-row>
        <table:table-row table:style-name="ro6"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number-columns-repeated="16376"/>
        </table:table-row>
        <table:table-row table:style-name="ro9"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number-columns-repeated="16376"/>
        </table:table-row>
        <table:table-row table:style-name="ro11"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number-columns-repeated="16376"/>
        </table:table-row>
        <table:table-row table:style-name="ro9"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number-columns-repeated="16376"/>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number-columns-repeated="16376"/>
        </table:table-row>
        <table:table-row table:style-name="ro14"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number-columns-repeated="16376"/>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number-columns-repeated="16376"/>
        </table:table-row>
        <table:table-row table:style-name="ro7"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number-columns-repeated="16376"/>
        </table:table-row>
        <table:table-row table:style-name="ro11"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number-columns-repeated="16376"/>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number-columns-repeated="16376"/>
        </table:table-row>
        <table:table-row table:style-name="ro11"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number-columns-repeated="16376"/>
        </table:table-row>
        <table:table-row table:style-name="ro9"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number-columns-repeated="16376"/>
        </table:table-row>
        <table:table-row table:style-name="ro9"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number-columns-repeated="16376"/>
        </table:table-row>
        <table:table-row table:style-name="ro9"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number-columns-repeated="16376"/>
        </table:table-row>
        <table:table-row table:style-name="ro11"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number-columns-repeated="16376"/>
        </table:table-row>
        <table:table-row table:style-name="ro9"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number-columns-repeated="16376"/>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number-columns-repeated="16376"/>
        </table:table-row>
        <table:table-row table:style-name="ro9"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number-columns-repeated="16376"/>
        </table:table-row>
        <table:table-row table:style-name="ro9"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number-columns-repeated="16376"/>
        </table:table-row>
        <table:table-row table:style-name="ro9"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number-columns-repeated="16376"/>
        </table:table-row>
        <table:table-row table:style-name="ro9"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number-columns-repeated="16376"/>
        </table:table-row>
        <table:table-row table:style-name="ro9"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number-columns-repeated="16376"/>
        </table:table-row>
        <table:table-row table:style-name="ro9"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number-columns-repeated="16376"/>
        </table:table-row>
        <table:table-row table:style-name="ro9"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number-columns-repeated="16376"/>
        </table:table-row>
        <table:table-row table:style-name="ro9"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number-columns-repeated="16376"/>
        </table:table-row>
        <table:table-row table:style-name="ro9"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number-columns-repeated="16376"/>
        </table:table-row>
        <table:table-row table:style-name="ro7"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number-columns-repeated="16376"/>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number-columns-repeated="16376"/>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number-columns-repeated="16376"/>
        </table:table-row>
        <table:table-row table:style-name="ro9"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number-columns-repeated="16376"/>
        </table:table-row>
        <table:table-row table:style-name="ro11"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number-columns-repeated="16376"/>
        </table:table-row>
        <table:table-row table:style-name="ro9"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number-columns-repeated="16376"/>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number-columns-repeated="16376"/>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number-columns-repeated="16376"/>
        </table:table-row>
        <table:table-row table:style-name="ro11"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number-columns-repeated="16376"/>
        </table:table-row>
        <table:table-row table:style-name="ro11"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number-columns-repeated="16376"/>
        </table:table-row>
        <table:table-row table:style-name="ro9"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number-columns-repeated="16376"/>
        </table:table-row>
        <table:table-row table:style-name="ro11"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number-columns-repeated="16376"/>
        </table:table-row>
        <table:table-row table:style-name="ro11"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number-columns-repeated="16376"/>
        </table:table-row>
        <table:table-row table:style-name="ro11"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number-columns-repeated="16376"/>
        </table:table-row>
        <table:table-row table:style-name="ro9"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number-columns-repeated="16376"/>
        </table:table-row>
        <table:table-row table:style-name="ro9"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number-columns-repeated="16376"/>
        </table:table-row>
        <table:table-row table:style-name="ro11"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number-columns-repeated="16376"/>
        </table:table-row>
        <table:table-row table:style-name="ro11"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number-columns-repeated="16376"/>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number-columns-repeated="16376"/>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number-columns-repeated="16376"/>
        </table:table-row>
        <table:table-row table:style-name="ro11"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number-columns-repeated="16376"/>
        </table:table-row>
        <table:table-row table:style-name="ro11"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number-columns-repeated="16376"/>
        </table:table-row>
        <table:table-row table:style-name="ro11"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number-columns-repeated="16376"/>
        </table:table-row>
        <table:table-row table:style-name="ro11"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number-columns-repeated="16376"/>
        </table:table-row>
        <table:table-row table:style-name="ro11"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number-columns-repeated="16376"/>
        </table:table-row>
        <table:table-row table:style-name="ro11"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number-columns-repeated="16376"/>
        </table:table-row>
        <table:table-row table:style-name="ro11"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number-columns-repeated="16376"/>
        </table:table-row>
        <table:table-row table:style-name="ro11"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number-columns-repeated="16376"/>
        </table:table-row>
        <table:table-row table:style-name="ro9"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number-columns-repeated="16376"/>
        </table:table-row>
        <table:table-row table:style-name="ro11"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number-columns-repeated="16376"/>
        </table:table-row>
        <table:table-row table:style-name="ro9"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number-columns-repeated="16376"/>
        </table:table-row>
        <table:table-row table:style-name="ro9"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number-columns-repeated="16376"/>
        </table:table-row>
        <table:table-row table:style-name="ro11"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number-columns-repeated="16376"/>
        </table:table-row>
        <table:table-row table:style-name="ro11"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number-columns-repeated="16376"/>
        </table:table-row>
        <table:table-row table:style-name="ro11"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number-columns-repeated="16376"/>
        </table:table-row>
        <table:table-row table:style-name="ro11"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number-columns-repeated="16376"/>
        </table:table-row>
        <table:table-row table:style-name="ro11"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number-columns-repeated="16376"/>
        </table:table-row>
        <table:table-row table:style-name="ro11"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number-columns-repeated="16376"/>
        </table:table-row>
        <table:table-row table:style-name="ro9"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number-columns-repeated="16376"/>
        </table:table-row>
        <table:table-row table:style-name="ro11"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number-columns-repeated="16376"/>
        </table:table-row>
        <table:table-row table:style-name="ro9"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number-columns-repeated="16376"/>
        </table:table-row>
        <table:table-row table:style-name="ro11"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number-columns-repeated="16376"/>
        </table:table-row>
        <table:table-row table:style-name="ro9"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number-columns-repeated="16376"/>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number-columns-repeated="16376"/>
        </table:table-row>
        <table:table-row table:style-name="ro9"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number-columns-repeated="16376"/>
        </table:table-row>
        <table:table-row table:style-name="ro7"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number-columns-repeated="16376"/>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number-columns-repeated="16376"/>
        </table:table-row>
        <table:table-row table:style-name="ro9"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number-columns-repeated="16376"/>
        </table:table-row>
        <table:table-row table:style-name="ro11"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number-columns-repeated="16376"/>
        </table:table-row>
        <table:table-row table:style-name="ro11"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number-columns-repeated="16376"/>
        </table:table-row>
        <table:table-row table:style-name="ro11"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number-columns-repeated="16376"/>
        </table:table-row>
        <table:table-row table:style-name="ro11"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number-columns-repeated="16376"/>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number-columns-repeated="16376"/>
        </table:table-row>
        <table:table-row table:style-name="ro11"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number-columns-repeated="16376"/>
        </table:table-row>
        <table:table-row table:style-name="ro9"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number-columns-repeated="16376"/>
        </table:table-row>
        <table:table-row table:style-name="ro11"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number-columns-repeated="16376"/>
        </table:table-row>
        <table:table-row table:style-name="ro9"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number-columns-repeated="16376"/>
        </table:table-row>
        <table:table-row table:style-name="ro9"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number-columns-repeated="16376"/>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number-columns-repeated="16376"/>
        </table:table-row>
        <table:table-row table:style-name="ro9"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9"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7"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number-columns-repeated="16376"/>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number-columns-repeated="16376"/>
        </table:table-row>
        <table:table-row table:style-name="ro23"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number-columns-repeated="16376"/>
        </table:table-row>
        <table:table-row table:style-name="ro9"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number-columns-repeated="16376"/>
        </table:table-row>
        <table:table-row table:style-name="ro11"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number-columns-repeated="16376"/>
        </table:table-row>
        <table:table-row table:style-name="ro11"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number-columns-repeated="16376"/>
        </table:table-row>
        <table:table-row table:style-name="ro20"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number-columns-repeated="16376"/>
        </table:table-row>
        <table:table-row table:style-name="ro9"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number-columns-repeated="16376"/>
        </table:table-row>
        <table:table-row table:style-name="ro11"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number-columns-repeated="16376"/>
        </table:table-row>
        <table:table-row table:style-name="ro9"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number-columns-repeated="16376"/>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number-columns-repeated="16376"/>
        </table:table-row>
        <table:table-row table:style-name="ro11"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number-columns-repeated="16376"/>
        </table:table-row>
        <table:table-row table:style-name="ro11"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number-columns-repeated="16376"/>
        </table:table-row>
        <table:table-row table:style-name="ro11"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number-columns-repeated="16376"/>
        </table:table-row>
        <table:table-row table:style-name="ro11"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number-columns-repeated="16376"/>
        </table:table-row>
        <table:table-row table:style-name="ro9"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number-columns-repeated="16376"/>
        </table:table-row>
        <table:table-row table:style-name="ro7"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number-columns-repeated="16376"/>
        </table:table-row>
        <table:table-row table:style-name="ro11"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number-columns-repeated="16376"/>
        </table:table-row>
        <table:table-row table:style-name="ro11"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number-columns-repeated="16376"/>
        </table:table-row>
        <table:table-row table:style-name="ro7"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number-columns-repeated="16376"/>
        </table:table-row>
        <table:table-row table:style-name="ro9"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number-columns-repeated="16376"/>
        </table:table-row>
        <table:table-row table:style-name="ro9"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number-columns-repeated="16376"/>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number-columns-repeated="16376"/>
        </table:table-row>
        <table:table-row table:style-name="ro9"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number-columns-repeated="16376"/>
        </table:table-row>
        <table:table-row table:style-name="ro9"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number-columns-repeated="16376"/>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number-columns-repeated="16376"/>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number-columns-repeated="16376"/>
        </table:table-row>
        <table:table-row table:style-name="ro9"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number-columns-repeated="16376"/>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number-columns-repeated="16376"/>
        </table:table-row>
        <table:table-row table:style-name="ro11"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number-columns-repeated="16376"/>
        </table:table-row>
        <table:table-row table:style-name="ro11"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number-columns-repeated="16376"/>
        </table:table-row>
        <table:table-row table:style-name="ro23"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number-columns-repeated="16376"/>
        </table:table-row>
        <table:table-row table:style-name="ro9"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number-columns-repeated="16376"/>
        </table:table-row>
        <table:table-row table:style-name="ro11"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number-columns-repeated="16376"/>
        </table:table-row>
        <table:table-row table:style-name="ro11"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number-columns-repeated="16376"/>
        </table:table-row>
        <table:table-row table:style-name="ro20"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number-columns-repeated="16376"/>
        </table:table-row>
        <table:table-row table:style-name="ro9"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number-columns-repeated="16376"/>
        </table:table-row>
        <table:table-row table:style-name="ro11"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number-columns-repeated="16376"/>
        </table:table-row>
        <table:table-row table:style-name="ro9"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number-columns-repeated="16376"/>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number-columns-repeated="16376"/>
        </table:table-row>
        <table:table-row table:style-name="ro9"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number-columns-repeated="16376"/>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number-columns-repeated="16376"/>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number-columns-repeated="16376"/>
        </table:table-row>
        <table:table-row table:style-name="ro11"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number-columns-repeated="16376"/>
        </table:table-row>
        <table:table-row table:style-name="ro11"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number-columns-repeated="16376"/>
        </table:table-row>
        <table:table-row table:style-name="ro9"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number-columns-repeated="16376"/>
        </table:table-row>
        <table:table-row table:style-name="ro9"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5"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number-columns-repeated="16376"/>
        </table:table-row>
        <table:table-row table:style-name="ro11"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number-columns-repeated="16376"/>
        </table:table-row>
        <table:table-row table:style-name="ro11"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9"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number-columns-repeated="16376"/>
        </table:table-row>
        <table:table-row table:style-name="ro6"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number-columns-repeated="16376"/>
        </table:table-row>
        <table:table-row table:style-name="ro6"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number-columns-repeated="16376"/>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9"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number-columns-repeated="16376"/>
        </table:table-row>
        <table:table-row table:style-name="ro11"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number-columns-repeated="16376"/>
        </table:table-row>
        <table:table-row table:style-name="ro11"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number-columns-repeated="16376"/>
        </table:table-row>
        <table:table-row table:style-name="ro11"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number-columns-repeated="16376"/>
        </table:table-row>
        <table:table-row table:style-name="ro9"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number-columns-repeated="16376"/>
        </table:table-row>
        <table:table-row table:style-name="ro9"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number-columns-repeated="16376"/>
        </table:table-row>
        <table:table-row table:style-name="ro9"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number-columns-repeated="16376"/>
        </table:table-row>
        <table:table-row table:style-name="ro11"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number-columns-repeated="16376"/>
        </table:table-row>
        <table:table-row table:style-name="ro11"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9"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number-columns-repeated="16376"/>
        </table:table-row>
        <table:table-row table:style-name="ro11"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number-columns-repeated="16376"/>
        </table:table-row>
        <table:table-row table:style-name="ro11"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number-columns-repeated="16376"/>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number-columns-repeated="16376"/>
        </table:table-row>
        <table:table-row table:style-name="ro11"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number-columns-repeated="16376"/>
        </table:table-row>
        <table:table-row table:style-name="ro11"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number-columns-repeated="16376"/>
        </table:table-row>
        <table:table-row table:style-name="ro7"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number-columns-repeated="16376"/>
        </table:table-row>
        <table:table-row table:style-name="ro11"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number-columns-repeated="16376"/>
        </table:table-row>
        <table:table-row table:style-name="ro9"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number-columns-repeated="16376"/>
        </table:table-row>
        <table:table-row table:style-name="ro9"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number-columns-repeated="16376"/>
        </table:table-row>
        <table:table-row table:style-name="ro9"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number-columns-repeated="16376"/>
        </table:table-row>
        <table:table-row table:style-name="ro16"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number-columns-repeated="16376"/>
        </table:table-row>
        <table:table-row table:style-name="ro7"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number-columns-repeated="16376"/>
        </table:table-row>
        <table:table-row table:style-name="ro10"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number-columns-repeated="16376"/>
        </table:table-row>
        <table:table-row table:style-name="ro9"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number-columns-repeated="16376"/>
        </table:table-row>
        <table:table-row table:style-name="ro9"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number-columns-repeated="16376"/>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number-columns-repeated="16376"/>
        </table:table-row>
        <table:table-row table:style-name="ro9"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number-columns-repeated="16376"/>
        </table:table-row>
        <table:table-row table:style-name="ro9"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number-columns-repeated="16376"/>
        </table:table-row>
        <table:table-row table:style-name="ro7"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number-columns-repeated="16376"/>
        </table:table-row>
        <table:table-row table:style-name="ro9"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number-columns-repeated="16376"/>
        </table:table-row>
        <table:table-row table:style-name="ro9"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number-columns-repeated="16376"/>
        </table:table-row>
        <table:table-row table:style-name="ro11"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number-columns-repeated="16376"/>
        </table:table-row>
        <table:table-row table:style-name="ro11"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number-columns-repeated="16376"/>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number-columns-repeated="16376"/>
        </table:table-row>
        <table:table-row table:style-name="ro9"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number-columns-repeated="16376"/>
        </table:table-row>
        <table:table-row table:style-name="ro11"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number-columns-repeated="16376"/>
        </table:table-row>
        <table:table-row table:style-name="ro9"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number-columns-repeated="16376"/>
        </table:table-row>
        <table:table-row table:style-name="ro11"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number-columns-repeated="16376"/>
        </table:table-row>
        <table:table-row table:style-name="ro9"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number-columns-repeated="16376"/>
        </table:table-row>
        <table:table-row table:style-name="ro11"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number-columns-repeated="16376"/>
        </table:table-row>
        <table:table-row table:style-name="ro11"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number-columns-repeated="16376"/>
        </table:table-row>
        <table:table-row table:style-name="ro11"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number-columns-repeated="16376"/>
        </table:table-row>
        <table:table-row table:style-name="ro9"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number-columns-repeated="16376"/>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number-columns-repeated="16376"/>
        </table:table-row>
        <table:table-row table:style-name="ro9"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number-columns-repeated="16376"/>
        </table:table-row>
        <table:table-row table:style-name="ro11"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number-columns-repeated="16376"/>
        </table:table-row>
        <table:table-row table:style-name="ro11"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number-columns-repeated="16376"/>
        </table:table-row>
        <table:table-row table:style-name="ro6"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number-columns-repeated="16376"/>
        </table:table-row>
        <table:table-row table:style-name="ro10"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number-columns-repeated="16376"/>
        </table:table-row>
        <table:table-row table:style-name="ro10"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0"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number-columns-repeated="16376"/>
        </table:table-row>
        <table:table-row table:style-name="ro11"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number-columns-repeated="16376"/>
        </table:table-row>
        <table:table-row table:style-name="ro10"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number-columns-repeated="16376"/>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number-columns-repeated="16376"/>
        </table:table-row>
        <table:table-row table:style-name="ro11"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number-columns-repeated="16376"/>
        </table:table-row>
        <table:table-row table:style-name="ro11"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number-columns-repeated="16376"/>
        </table:table-row>
        <table:table-row table:style-name="ro11"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number-columns-repeated="16376"/>
        </table:table-row>
        <table:table-row table:style-name="ro11"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number-columns-repeated="16376"/>
        </table:table-row>
        <table:table-row table:style-name="ro7"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number-columns-repeated="16376"/>
        </table:table-row>
        <table:table-row table:style-name="ro9"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number-columns-repeated="16376"/>
        </table:table-row>
        <table:table-row table:style-name="ro9"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number-columns-repeated="16376"/>
        </table:table-row>
        <table:table-row table:style-name="ro7"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number-columns-repeated="16376"/>
        </table:table-row>
        <table:table-row table:style-name="ro9"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number-columns-repeated="16376"/>
        </table:table-row>
        <table:table-row table:style-name="ro11"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number-columns-repeated="16376"/>
        </table:table-row>
        <table:table-row table:style-name="ro11"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number-columns-repeated="16376"/>
        </table:table-row>
        <table:table-row table:style-name="ro11"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number-columns-repeated="16376"/>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number-columns-repeated="16376"/>
        </table:table-row>
        <table:table-row table:style-name="ro11"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number-columns-repeated="16376"/>
        </table:table-row>
        <table:table-row table:style-name="ro11"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number-columns-repeated="16376"/>
        </table:table-row>
        <table:table-row table:style-name="ro9"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number-columns-repeated="16376"/>
        </table:table-row>
        <table:table-row table:style-name="ro6"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number-columns-repeated="16376"/>
        </table:table-row>
        <table:table-row table:style-name="ro9"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number-columns-repeated="16376"/>
        </table:table-row>
        <table:table-row table:style-name="ro9"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number-columns-repeated="16376"/>
        </table:table-row>
        <table:table-row table:style-name="ro9"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number-columns-repeated="16376"/>
        </table:table-row>
        <table:table-row table:style-name="ro9"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number-columns-repeated="16376"/>
        </table:table-row>
        <table:table-row table:style-name="ro9"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number-columns-repeated="16376"/>
        </table:table-row>
        <table:table-row table:style-name="ro9"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number-columns-repeated="16376"/>
        </table:table-row>
        <table:table-row table:style-name="ro7"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number-columns-repeated="16376"/>
        </table:table-row>
        <table:table-row table:style-name="ro9"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number-columns-repeated="16376"/>
        </table:table-row>
        <table:table-row table:style-name="ro11"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number-columns-repeated="16376"/>
        </table:table-row>
        <table:table-row table:style-name="ro11"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number-columns-repeated="16376"/>
        </table:table-row>
        <table:table-row table:style-name="ro9"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number-columns-repeated="16376"/>
        </table:table-row>
        <table:table-row table:style-name="ro10"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number-columns-repeated="16376"/>
        </table:table-row>
        <table:table-row table:style-name="ro9"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number-columns-repeated="16376"/>
        </table:table-row>
        <table:table-row table:style-name="ro9"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number-columns-repeated="16376"/>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number-columns-repeated="16376"/>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number-columns-repeated="16376"/>
        </table:table-row>
        <table:table-row table:style-name="ro11"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number-columns-repeated="16376"/>
        </table:table-row>
        <table:table-row table:style-name="ro9"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number-columns-repeated="16376"/>
        </table:table-row>
        <table:table-row table:style-name="ro9"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number-columns-repeated="16376"/>
        </table:table-row>
        <table:table-row table:style-name="ro9"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number-columns-repeated="16376"/>
        </table:table-row>
        <table:table-row table:style-name="ro9"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number-columns-repeated="16376"/>
        </table:table-row>
        <table:table-row table:style-name="ro9"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number-columns-repeated="16376"/>
        </table:table-row>
        <table:table-row table:style-name="ro9"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number-columns-repeated="16376"/>
        </table:table-row>
        <table:table-row table:style-name="ro9"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number-columns-repeated="16376"/>
        </table:table-row>
        <table:table-row table:style-name="ro9"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number-columns-repeated="16376"/>
        </table:table-row>
        <table:table-row table:style-name="ro9"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number-columns-repeated="16376"/>
        </table:table-row>
        <table:table-row table:style-name="ro11"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number-columns-repeated="16376"/>
        </table:table-row>
        <table:table-row table:style-name="ro11"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number-columns-repeated="16376"/>
        </table:table-row>
        <table:table-row table:style-name="ro9"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number-columns-repeated="16376"/>
        </table:table-row>
        <table:table-row table:style-name="ro9"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number-columns-repeated="16376"/>
        </table:table-row>
        <table:table-row table:style-name="ro9"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number-columns-repeated="16376"/>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number-columns-repeated="16376"/>
        </table:table-row>
        <table:table-row table:style-name="ro11"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number-columns-repeated="16376"/>
        </table:table-row>
        <table:table-row table:style-name="ro9"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number-columns-repeated="16376"/>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number-columns-repeated="16376"/>
        </table:table-row>
        <table:table-row table:style-name="ro9"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number-columns-repeated="16376"/>
        </table:table-row>
        <table:table-row table:style-name="ro11"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number-columns-repeated="16376"/>
        </table:table-row>
        <table:table-row table:style-name="ro11"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number-columns-repeated="16376"/>
        </table:table-row>
        <table:table-row table:style-name="ro11"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number-columns-repeated="16376"/>
        </table:table-row>
        <table:table-row table:style-name="ro9"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number-columns-repeated="16376"/>
        </table:table-row>
        <table:table-row table:style-name="ro9"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9"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1"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number-columns-repeated="16376"/>
        </table:table-row>
        <table:table-row table:style-name="ro11"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number-columns-repeated="16376"/>
        </table:table-row>
        <table:table-row table:style-name="ro9"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number-columns-repeated="16376"/>
        </table:table-row>
        <table:table-row table:style-name="ro11"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number-columns-repeated="16376"/>
        </table:table-row>
        <table:table-row table:style-name="ro11"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1"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number-columns-repeated="16376"/>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number-columns-repeated="16376"/>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1"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number-columns-repeated="16376"/>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number-columns-repeated="16376"/>
        </table:table-row>
        <table:table-row table:style-name="ro9"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number-columns-repeated="16376"/>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number-columns-repeated="16376"/>
        </table:table-row>
        <table:table-row table:style-name="ro9"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7"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number-columns-repeated="16376"/>
        </table:table-row>
        <table:table-row table:style-name="ro7"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number-columns-repeated="16376"/>
        </table:table-row>
        <table:table-row table:style-name="ro11"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number-columns-repeated="16376"/>
        </table:table-row>
        <table:table-row table:style-name="ro11"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number-columns-repeated="16376"/>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number-columns-repeated="16376"/>
        </table:table-row>
        <table:table-row table:style-name="ro11"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number-columns-repeated="16376"/>
        </table:table-row>
        <table:table-row table:style-name="ro7"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number-columns-repeated="16376"/>
        </table:table-row>
        <table:table-row table:style-name="ro11"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number-columns-repeated="16376"/>
        </table:table-row>
        <table:table-row table:style-name="ro9"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number-columns-repeated="16376"/>
        </table:table-row>
        <table:table-row table:style-name="ro11"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number-columns-repeated="16376"/>
        </table:table-row>
        <table:table-row table:style-name="ro11"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number-columns-repeated="16376"/>
        </table:table-row>
        <table:table-row table:style-name="ro11"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number-columns-repeated="16376"/>
        </table:table-row>
        <table:table-row table:style-name="ro11"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number-columns-repeated="16376"/>
        </table:table-row>
        <table:table-row table:style-name="ro9"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number-columns-repeated="16376"/>
        </table:table-row>
        <table:table-row table:style-name="ro9"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number-columns-repeated="16376"/>
        </table:table-row>
        <table:table-row table:style-name="ro11"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number-columns-repeated="16376"/>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number-columns-repeated="16376"/>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number-columns-repeated="16376"/>
        </table:table-row>
        <table:table-row table:style-name="ro14"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number-columns-repeated="16376"/>
        </table:table-row>
        <table:table-row table:style-name="ro11"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number-columns-repeated="16376"/>
        </table:table-row>
        <table:table-row table:style-name="ro11"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number-columns-repeated="16376"/>
        </table:table-row>
        <table:table-row table:style-name="ro11"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number-columns-repeated="16376"/>
        </table:table-row>
        <table:table-row table:style-name="ro9"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number-columns-repeated="16376"/>
        </table:table-row>
        <table:table-row table:style-name="ro11"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number-columns-repeated="16376"/>
        </table:table-row>
        <table:table-row table:style-name="ro11"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number-columns-repeated="16376"/>
        </table:table-row>
        <table:table-row table:style-name="ro9"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number-columns-repeated="16376"/>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number-columns-repeated="16376"/>
        </table:table-row>
        <table:table-row table:style-name="ro11"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number-columns-repeated="16376"/>
        </table:table-row>
        <table:table-row table:style-name="ro11"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number-columns-repeated="16376"/>
        </table:table-row>
        <table:table-row table:style-name="ro11"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number-columns-repeated="16376"/>
        </table:table-row>
        <table:table-row table:style-name="ro13"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13"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number-columns-repeated="16376"/>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number-columns-repeated="16376"/>
        </table:table-row>
        <table:table-row table:style-name="ro9"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number-columns-repeated="16376"/>
        </table:table-row>
        <table:table-row table:style-name="ro11"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number-columns-repeated="16376"/>
        </table:table-row>
        <table:table-row table:style-name="ro11"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number-columns-repeated="16376"/>
        </table:table-row>
        <table:table-row table:style-name="ro11"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number-columns-repeated="16376"/>
        </table:table-row>
        <table:table-row table:style-name="ro7"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number-columns-repeated="16376"/>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number-columns-repeated="16376"/>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number-columns-repeated="16376"/>
        </table:table-row>
        <table:table-row table:style-name="ro11"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number-columns-repeated="16376"/>
        </table:table-row>
        <table:table-row table:style-name="ro11"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11"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11"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11"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11"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contact.address</text:p>
          </table:table-cell>
          <table:table-cell office:value-type="string" calcext:value-type="string">
            <text:p>EQ</text:p>
          </table:table-cell>
          <table:table-cell table:number-columns-repeated="16372"/>
        </table:table-row>
        <table:table-row table:style-name="ro10"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11"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office:value-type="string" calcext:value-type="string">
            <text:p>http://hl7.eu/fhir/base/StructureDefinition/patient-eu-core</text:p>
          </table:table-cell>
          <table:table-cell table:number-columns-repeated="16374"/>
        </table:table-row>
        <table:table-row table:style-name="ro10"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office:value-type="string" calcext:value-type="string">
            <text:p>http://hl7.eu/fhir/base/StructureDefinition/patient-eu-core</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7"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office:value-type="string" calcext:value-type="string">
            <text:p>http://hl7.eu/fhir/base/StructureDefinition/patient-eu-core</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10"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office:value-type="string" calcext:value-type="string">
            <text:p>http://hl7.eu/fhir/base/StructureDefinition/patient-eu-core</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7"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office:value-type="string" calcext:value-type="string">
            <text:p>http://hl7.eu/fhir/base/StructureDefinition/patient-eu-core</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office:value-type="string" calcext:value-type="string">
            <text:p>http://hl7.eu/fhir/base/StructureDefinition/patient-eu-core</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7"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office:value-type="string" calcext:value-type="string">
            <text:p>http://hl7.eu/fhir/base/StructureDefinition/patient-eu-core</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11"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office:value-type="string" calcext:value-type="string">
            <text:p>http://hl7.eu/fhir/base/StructureDefinition/patient-eu-core</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11"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11"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office:value-type="string" calcext:value-type="string">
            <text:p>http://hl7.eu/fhir/base/StructureDefinition/patient-eu-core</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office:value-type="string" calcext:value-type="string">
            <text:p>http://hl7.eu/fhir/base/StructureDefinition/patient-eu-core</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11"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ce13"/>
          <table:table-cell table:style-name="Default" table:number-columns-repeated="2"/>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13"/>
          <table:table-cell table:style-name="Default" table:number-columns-repeated="2"/>
          <table:table-cell table:number-columns-repeated="16372"/>
        </table:table-row>
        <table:table-row table:style-name="ro9"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number-columns-repeated="16376"/>
        </table:table-row>
        <table:table-row table:style-name="ro11"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number-columns-repeated="16376"/>
        </table:table-row>
        <table:table-row table:style-name="ro7"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number-columns-repeated="16376"/>
        </table:table-row>
        <table:table-row table:style-name="ro2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number-columns-repeated="16376"/>
        </table:table-row>
        <table:table-row table:style-name="ro9"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number-columns-repeated="16376"/>
        </table:table-row>
        <table:table-row table:style-name="ro11"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number-columns-repeated="16376"/>
        </table:table-row>
        <table:table-row table:style-name="ro9"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number-columns-repeated="16376"/>
        </table:table-row>
        <table:table-row table:style-name="ro10"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number-columns-repeated="16376"/>
        </table:table-row>
        <table:table-row table:style-name="ro9"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number-columns-repeated="16376"/>
        </table:table-row>
        <table:table-row table:style-name="ro9"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number-columns-repeated="16376"/>
        </table:table-row>
        <table:table-row table:style-name="ro9"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number-columns-repeated="16376"/>
        </table:table-row>
        <table:table-row table:style-name="ro9"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number-columns-repeated="16376"/>
        </table:table-row>
        <table:table-row table:style-name="ro9"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number-columns-repeated="16376"/>
        </table:table-row>
        <table:table-row table:style-name="ro9"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number-columns-repeated="16376"/>
        </table:table-row>
        <table:table-row table:style-name="ro9"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number-columns-repeated="16376"/>
        </table:table-row>
        <table:table-row table:style-name="ro17"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number-columns-repeated="16376"/>
        </table:table-row>
        <table:table-row table:style-name="ro9"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number-columns-repeated="16376"/>
        </table:table-row>
        <table:table-row table:style-name="ro9"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number-columns-repeated="16376"/>
        </table:table-row>
        <table:table-row table:style-name="ro9"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number-columns-repeated="16376"/>
        </table:table-row>
        <table:table-row table:style-name="ro9"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number-columns-repeated="16376"/>
        </table:table-row>
        <table:table-row table:style-name="ro7"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number-columns-repeated="16376"/>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16379"/>
        </table:table-row>
        <table:table-row table:style-name="ro11"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16379"/>
        </table:table-row>
        <table:table-row table:style-name="ro9"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number-columns-repeated="16376"/>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number-columns-repeated="16376"/>
        </table:table-row>
        <table:table-row table:style-name="ro9"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number-columns-repeated="16376"/>
        </table:table-row>
        <table:table-row table:style-name="ro9"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number-columns-repeated="16376"/>
        </table:table-row>
        <table:table-row table:style-name="ro9"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number-columns-repeated="16376"/>
        </table:table-row>
        <table:table-row table:style-name="ro9"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number-columns-repeated="16376"/>
        </table:table-row>
        <table:table-row table:style-name="ro9"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number-columns-repeated="16376"/>
        </table:table-row>
        <table:table-row table:style-name="ro10"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number-columns-repeated="16376"/>
        </table:table-row>
        <table:table-row table:style-name="ro9"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number-columns-repeated="16376"/>
        </table:table-row>
        <table:table-row table:style-name="ro9"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number-columns-repeated="16376"/>
        </table:table-row>
        <table:table-row table:style-name="ro14"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number-columns-repeated="16376"/>
        </table:table-row>
        <table:table-row table:style-name="ro9"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number-columns-repeated="16376"/>
        </table:table-row>
        <table:table-row table:style-name="ro9"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number-columns-repeated="16376"/>
        </table:table-row>
        <table:table-row table:style-name="ro7"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number-columns-repeated="16376"/>
        </table:table-row>
        <table:table-row table:style-name="ro11"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number-columns-repeated="16376"/>
        </table:table-row>
        <table:table-row table:style-name="ro11"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number-columns-repeated="16376"/>
        </table:table-row>
        <table:table-row table:style-name="ro11"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number-columns-repeated="16376"/>
        </table:table-row>
        <table:table-row table:style-name="ro11"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number-columns-repeated="16376"/>
        </table:table-row>
        <table:table-row table:style-name="ro11"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number-columns-repeated="16376"/>
        </table:table-row>
        <table:table-row table:style-name="ro11"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number-columns-repeated="16376"/>
        </table:table-row>
        <table:table-row table:style-name="ro11"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number-columns-repeated="16376"/>
        </table:table-row>
        <table:table-row table:style-name="ro10"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number-columns-repeated="16376"/>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number-columns-repeated="16376"/>
        </table:table-row>
        <table:table-row table:style-name="ro21"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number-columns-repeated="16376"/>
        </table:table-row>
        <table:table-row table:style-name="ro9"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number-columns-repeated="16376"/>
        </table:table-row>
        <table:table-row table:style-name="ro2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number-columns-repeated="16376"/>
        </table:table-row>
        <table:table-row table:style-name="ro11"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number-columns-repeated="16376"/>
        </table:table-row>
        <table:table-row table:style-name="ro11"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number-columns-repeated="16376"/>
        </table:table-row>
        <table:table-row table:style-name="ro9"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number-columns-repeated="16376"/>
        </table:table-row>
        <table:table-row table:style-name="ro11"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number-columns-repeated="16376"/>
        </table:table-row>
        <table:table-row table:style-name="ro14"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number-columns-repeated="16376"/>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number-columns-repeated="16376"/>
        </table:table-row>
        <table:table-row table:style-name="ro14"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number-columns-repeated="16376"/>
        </table:table-row>
        <table:table-row table:style-name="ro11"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number-columns-repeated="16376"/>
        </table:table-row>
        <table:table-row table:style-name="ro11"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number-columns-repeated="16376"/>
        </table:table-row>
        <table:table-row table:style-name="ro11"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number-columns-repeated="16376"/>
        </table:table-row>
        <table:table-row table:style-name="ro7"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number-columns-repeated="16376"/>
        </table:table-row>
        <table:table-row table:style-name="ro7"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number-columns-repeated="16376"/>
        </table:table-row>
        <table:table-row table:style-name="ro11"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number-columns-repeated="16376"/>
        </table:table-row>
        <table:table-row table:style-name="ro11"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number-columns-repeated="16376"/>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number-columns-repeated="16376"/>
        </table:table-row>
        <table:table-row table:style-name="ro10"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number-columns-repeated="16376"/>
        </table:table-row>
        <table:table-row table:style-name="ro11"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number-columns-repeated="16376"/>
        </table:table-row>
        <table:table-row table:style-name="ro9"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number-columns-repeated="16376"/>
        </table:table-row>
        <table:table-row table:style-name="ro2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number-columns-repeated="16376"/>
        </table:table-row>
        <table:table-row table:style-name="ro11"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number-columns-repeated="16376"/>
        </table:table-row>
        <table:table-row table:style-name="ro11"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number-columns-repeated="16376"/>
        </table:table-row>
        <table:table-row table:style-name="ro9"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number-columns-repeated="16376"/>
        </table:table-row>
        <table:table-row table:style-name="ro11"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number-columns-repeated="16376"/>
        </table:table-row>
        <table:table-row table:style-name="ro14"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number-columns-repeated="16376"/>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number-columns-repeated="16376"/>
        </table:table-row>
        <table:table-row table:style-name="ro14"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number-columns-repeated="16376"/>
        </table:table-row>
        <table:table-row table:style-name="ro11"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number-columns-repeated="16376"/>
        </table:table-row>
        <table:table-row table:style-name="ro9"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number-columns-repeated="16376"/>
        </table:table-row>
        <table:table-row table:style-name="ro9"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number-columns-repeated="16376"/>
        </table:table-row>
        <table:table-row table:style-name="ro9"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number-columns-repeated="16376"/>
        </table:table-row>
        <table:table-row table:style-name="ro9"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number-columns-repeated="16376"/>
        </table:table-row>
        <table:table-row table:style-name="ro9"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number-columns-repeated="16376"/>
        </table:table-row>
        <table:table-row table:style-name="ro11"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number-columns-repeated="16376"/>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number-columns-repeated="16376"/>
        </table:table-row>
        <table:table-row table:style-name="ro11"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number-columns-repeated="16376"/>
        </table:table-row>
        <table:table-row table:style-name="ro9"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number-columns-repeated="16376"/>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16377"/>
        </table:table-row>
        <table:table-row table:style-name="ro9"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number-columns-repeated="16376"/>
        </table:table-row>
        <table:table-row table:style-name="ro11"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number-columns-repeated="16376"/>
        </table:table-row>
        <table:table-row table:style-name="ro9"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number-columns-repeated="16376"/>
        </table:table-row>
        <table:table-row table:style-name="ro11"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number-columns-repeated="16376"/>
        </table:table-row>
        <table:table-row table:style-name="ro9"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number-columns-repeated="16375"/>
        </table:table-row>
        <table:table-row table:style-name="ro9"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number-columns-repeated="16376"/>
        </table:table-row>
        <table:table-row table:style-name="ro9"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number-columns-repeated="16376"/>
        </table:table-row>
        <table:table-row table:style-name="ro9"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number-columns-repeated="16376"/>
        </table:table-row>
        <table:table-row table:style-name="ro9"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number-columns-repeated="16376"/>
        </table:table-row>
        <table:table-row table:style-name="ro9"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number-columns-repeated="16376"/>
        </table:table-row>
        <table:table-row table:style-name="ro9"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number-columns-repeated="16376"/>
        </table:table-row>
        <table:table-row table:style-name="ro9"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number-columns-repeated="16376"/>
        </table:table-row>
        <table:table-row table:style-name="ro9"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number-columns-repeated="16376"/>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number-columns-repeated="16376"/>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number-columns-repeated="16376"/>
        </table:table-row>
        <table:table-row table:style-name="ro14"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number-columns-repeated="16376"/>
        </table:table-row>
        <table:table-row table:style-name="ro10"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number-columns-repeated="16376"/>
        </table:table-row>
        <table:table-row table:style-name="ro11"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number-columns-repeated="16376"/>
        </table:table-row>
        <table:table-row table:style-name="ro9"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1"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number-columns-repeated="16376"/>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number-columns-repeated="16376"/>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number-columns-repeated="16376"/>
        </table:table-row>
        <table:table-row table:style-name="ro11"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11"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7"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number-columns-repeated="16376"/>
        </table:table-row>
        <table:table-row table:style-name="ro11"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number-columns-repeated="16376"/>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number-columns-repeated="16376"/>
        </table:table-row>
        <table:table-row table:style-name="ro9"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number-columns-repeated="16376"/>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number-columns-repeated="16376"/>
        </table:table-row>
        <table:table-row table:style-name="ro11"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number-columns-repeated="16376"/>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number-columns-repeated="16376"/>
        </table:table-row>
        <table:table-row table:style-name="ro14"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number-columns-repeated="16376"/>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number-columns-repeated="16376"/>
        </table:table-row>
        <table:table-row table:style-name="ro9"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number-columns-repeated="16376"/>
        </table:table-row>
        <table:table-row table:style-name="ro9"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number-columns-repeated="16376"/>
        </table:table-row>
        <table:table-row table:style-name="ro9"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number-columns-repeated="16376"/>
        </table:table-row>
        <table:table-row table:style-name="ro11"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number-columns-repeated="16376"/>
        </table:table-row>
        <table:table-row table:style-name="ro11"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number-columns-repeated="16376"/>
        </table:table-row>
        <table:table-row table:style-name="ro11"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number-columns-repeated="16376"/>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number-columns-repeated="16376"/>
        </table:table-row>
        <table:table-row table:style-name="ro11"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number-columns-repeated="16376"/>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number-columns-repeated="16376"/>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number-columns-repeated="16376"/>
        </table:table-row>
        <table:table-row table:style-name="ro9"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number-columns-repeated="16376"/>
        </table:table-row>
        <table:table-row table:style-name="ro10"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number-columns-repeated="16376"/>
        </table:table-row>
        <table:table-row table:style-name="ro11"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number-columns-repeated="16376"/>
        </table:table-row>
        <table:table-row table:style-name="ro9"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number-columns-repeated="16376"/>
        </table:table-row>
        <table:table-row table:style-name="ro19"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number-columns-repeated="16376"/>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number-columns-repeated="16376"/>
        </table:table-row>
        <table:table-row table:style-name="ro2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number-columns-repeated="16376"/>
        </table:table-row>
        <table:table-row table:style-name="ro7"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number-columns-repeated="16376"/>
        </table:table-row>
        <table:table-row table:style-name="ro13"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number-columns-repeated="16376"/>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number-columns-repeated="16376"/>
        </table:table-row>
        <table:table-row table:style-name="ro7"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number-columns-repeated="16376"/>
        </table:table-row>
        <table:table-row table:style-name="ro7"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number-columns-repeated="16376"/>
        </table:table-row>
        <table:table-row table:style-name="ro9"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number-columns-repeated="16376"/>
        </table:table-row>
        <table:table-row table:style-name="ro16"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number-columns-repeated="16376"/>
        </table:table-row>
        <table:table-row table:style-name="ro11"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number-columns-repeated="16376"/>
        </table:table-row>
        <table:table-row table:style-name="ro11"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number-columns-repeated="16376"/>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number-columns-repeated="16376"/>
        </table:table-row>
        <table:table-row table:style-name="ro7"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number-columns-repeated="16376"/>
        </table:table-row>
        <table:table-row table:style-name="ro7"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number-columns-repeated="16376"/>
        </table:table-row>
        <table:table-row table:style-name="ro9"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number-columns-repeated="16376"/>
        </table:table-row>
        <table:table-row table:style-name="ro5"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number-columns-repeated="16376"/>
        </table:table-row>
        <table:table-row table:style-name="ro11"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number-columns-repeated="16376"/>
        </table:table-row>
        <table:table-row table:style-name="ro9"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number-columns-repeated="16376"/>
        </table:table-row>
        <table:table-row table:style-name="ro11"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number-columns-repeated="16376"/>
        </table:table-row>
        <table:table-row table:style-name="ro11"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number-columns-repeated="16376"/>
        </table:table-row>
        <table:table-row table:style-name="ro9"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number-columns-repeated="16376"/>
        </table:table-row>
        <table:table-row table:style-name="ro11"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number-columns-repeated="16376"/>
        </table:table-row>
        <table:table-row table:style-name="ro11"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number-columns-repeated="16376"/>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number-columns-repeated="16376"/>
        </table:table-row>
        <table:table-row table:style-name="ro9"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number-columns-repeated="16376"/>
        </table:table-row>
        <table:table-row table:style-name="ro11"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number-columns-repeated="16376"/>
        </table:table-row>
        <table:table-row table:style-name="ro11"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number-columns-repeated="16376"/>
        </table:table-row>
        <table:table-row table:style-name="ro9"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number-columns-repeated="16376"/>
        </table:table-row>
        <table:table-row table:style-name="ro9"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number-columns-repeated="16376"/>
        </table:table-row>
        <table:table-row table:style-name="ro11"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number-columns-repeated="16376"/>
        </table:table-row>
        <table:table-row table:style-name="ro17"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number-columns-repeated="16376"/>
        </table:table-row>
        <table:table-row table:style-name="ro11"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number-columns-repeated="16376"/>
        </table:table-row>
        <table:table-row table:style-name="ro7"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number-columns-repeated="16376"/>
        </table:table-row>
        <table:table-row table:style-name="ro7"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number-columns-repeated="16376"/>
        </table:table-row>
        <table:table-row table:style-name="ro11"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number-columns-repeated="16376"/>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number-columns-repeated="16376"/>
        </table:table-row>
        <table:table-row table:style-name="ro9"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number-columns-repeated="16376"/>
        </table:table-row>
        <table:table-row table:style-name="ro11"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number-columns-repeated="16376"/>
        </table:table-row>
        <table:table-row table:style-name="ro9"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number-columns-repeated="16376"/>
        </table:table-row>
        <table:table-row table:style-name="ro5"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number-columns-repeated="16376"/>
        </table:table-row>
        <table:table-row table:style-name="ro9"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number-columns-repeated="16376"/>
        </table:table-row>
        <table:table-row table:style-name="ro7"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number-columns-repeated="16376"/>
        </table:table-row>
        <table:table-row table:style-name="ro10"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number-columns-repeated="16376"/>
        </table:table-row>
        <table:table-row table:style-name="ro11"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number-columns-repeated="16376"/>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number-columns-repeated="16376"/>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number-columns-repeated="16376"/>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number-columns-repeated="16376"/>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number-columns-repeated="16376"/>
        </table:table-row>
        <table:table-row table:style-name="ro11"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number-columns-repeated="16376"/>
        </table:table-row>
        <table:table-row table:style-name="ro9"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number-columns-repeated="16376"/>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number-columns-repeated="16376"/>
        </table:table-row>
        <table:table-row table:style-name="ro9"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number-columns-repeated="16376"/>
        </table:table-row>
        <table:table-row table:style-name="ro9"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number-columns-repeated="16376"/>
        </table:table-row>
        <table:table-row table:style-name="ro11"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number-columns-repeated="16376"/>
        </table:table-row>
        <table:table-row table:style-name="ro9"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number-columns-repeated="16376"/>
        </table:table-row>
        <table:table-row table:style-name="ro11"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number-columns-repeated="16376"/>
        </table:table-row>
        <table:table-row table:style-name="ro10"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number-columns-repeated="16376"/>
        </table:table-row>
        <table:table-row table:style-name="ro11"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number-columns-repeated="16376"/>
        </table:table-row>
        <table:table-row table:style-name="ro9"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number-columns-repeated="16376"/>
        </table:table-row>
        <table:table-row table:style-name="ro9"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number-columns-repeated="16376"/>
        </table:table-row>
        <table:table-row table:style-name="ro3"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number-columns-repeated="16376"/>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number-columns-repeated="16376"/>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number-columns-repeated="16376"/>
        </table:table-row>
        <table:table-row table:style-name="ro11"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number-columns-repeated="16376"/>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number-columns-repeated="16376"/>
        </table:table-row>
        <table:table-row table:style-name="ro10"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number-columns-repeated="16376"/>
        </table:table-row>
        <table:table-row table:style-name="ro9"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number-columns-repeated="16376"/>
        </table:table-row>
        <table:table-row table:style-name="ro9"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number-columns-repeated="16376"/>
        </table:table-row>
        <table:table-row table:style-name="ro11"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number-columns-repeated="16376"/>
        </table:table-row>
        <table:table-row table:style-name="ro11"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number-columns-repeated="16376"/>
        </table:table-row>
        <table:table-row table:style-name="ro7"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number-columns-repeated="16376"/>
        </table:table-row>
        <table:table-row table:style-name="ro11"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number-columns-repeated="16376"/>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number-columns-repeated="16376"/>
        </table:table-row>
        <table:table-row table:style-name="ro11"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number-columns-repeated="16376"/>
        </table:table-row>
        <table:table-row table:style-name="ro9"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number-columns-repeated="16376"/>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number-columns-repeated="16376"/>
        </table:table-row>
        <table:table-row table:style-name="ro11"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number-columns-repeated="16376"/>
        </table:table-row>
        <table:table-row table:style-name="ro11"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number-columns-repeated="16376"/>
        </table:table-row>
        <table:table-row table:style-name="ro9"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number-columns-repeated="16376"/>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office:value-type="string" calcext:value-type="string">
            <text:p>http://hl7.org/fhir/StructureDefinition/ContactPoint</text:p>
          </table:table-cell>
          <table:table-cell table:number-columns-repeated="16374"/>
        </table:table-row>
        <table:table-row table:style-name="ro11"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7"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atient-eu-core</text:p>
          </table:table-cell>
          <table:table-cell office:value-type="string" calcext:value-type="string">
            <text:p>active</text:p>
          </table:table-cell>
          <table:table-cell/>
          <table:table-cell table:style-name="Default"/>
          <table:table-cell table:number-columns-repeated="16371"/>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ImDiagnosticReport</text:p>
          </table:table-cell>
          <table:table-cell office:value-type="string" calcext:value-type="string">
            <text:p>cod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practitioner-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http://hl7.eu/fhir/base/StructureDefinition/organization-eu</text:p>
          </table:table-cell>
          <table:table-cell office:value-type="string" calcext:value-type="string">
            <text:p>active</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status</text:p>
          </table:table-cell>
          <table:table-cell table:number-columns-repeated="16373"/>
        </table:table-row>
        <table:table-row table:style-name="ro9">
          <table:table-cell table:number-columns-repeated="3"/>
          <table:table-cell table:style-name="ce4"/>
          <table:table-cell table:number-columns-repeated="5"/>
          <table:table-cell table:style-name="ce15" office:value-type="string" calcext:value-type="string">
            <text:p>CareplanEu</text:p>
          </table:table-cell>
          <table:table-cell office:value-type="string" calcext:value-type="string">
            <text:p>intent</text:p>
          </table:table-cell>
          <table:table-cell table:number-columns-repeated="16373"/>
        </table:table-row>
        <table:table-row table:style-name="ro9" table:number-rows-repeated="670">
          <table:table-cell table:number-columns-repeated="3"/>
          <table:table-cell table:style-name="ce4"/>
          <table:table-cell table:number-columns-repeated="16380"/>
        </table:table-row>
        <table:table-row table:style-name="ro9" table:number-rows-repeated="1046734">
          <table:table-cell table:number-columns-repeated="16384"/>
        </table:table-row>
        <table:table-row table:style-name="ro9">
          <table:table-cell table:number-columns-repeated="16384"/>
        </table:table-row>
      </table:table>
      <table:named-expressions/>
      <table:database-ranges>
        <table:database-range table:name="__Anonymous_Sheet_DB__0" table:target-range-address="'xtehr-model'.A1:'xtehr-model'.P1170" table:display-filter-buttons="true">
          <table:filter>
            <table:filter-and>
              <table:filter-condition table:value="" table:operator="=" table:field-number="1">
                <table:filter-set-item table:value=""/>
                <table:filter-set-item table:value="EHDSCarePlan"/>
                <table:filter-set-item table:value="EHDSGoal"/>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4:17:02.69291307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7T14:47:40.809539651</dc:date>
    <meta:editing-duration>PT4H28M34S</meta:editing-duration>
    <meta:editing-cycles>45</meta:editing-cycles>
    <meta:generator>LibreOffice/24.2.7.2$Linux_X86_64 LibreOffice_project/420$Build-2</meta:generator>
    <meta:document-statistic meta:table-count="1" meta:cell-count="8456" meta:object-count="0"/>
  </office:meta>
</office:document-meta>
</file>